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quirements</text:p>
      <text:h text:style-name="Heading_20_1" text:outline-level="1"><text:bookmark-start text:name="__DdeLink__169_977737536"/>Must Have</text:h>
      <text:list xml:id="list3685678078" text:style-name="L1">
        <text:list-item>
          <text:p text:style-name="P1">Add todo items</text:p>
        </text:list-item>
        <text:list-item>
          <text:p text:style-name="P1">list todo items</text:p>
        </text:list-item>
        <text:list-item>
          <text:p text:style-name="P1">remove todo items</text:p>
        </text:list-item>
        <text:list-item>
          <text:p text:style-name="P1">Mark todo items as complete</text:p>
        </text:list-item>
        <text:list-item>
          <text:p text:style-name="P1">Dark mode</text:p>
        </text:list-item>
      </text:list>
      <text:h text:style-name="Heading_20_1" text:outline-level="1">Should Have</text:h>
      <text:list xml:id="list1280408682" text:style-name="L2">
        <text:list-item>
          <text:p text:style-name="P2">Set todo item properties</text:p>
          <text:list>
            <text:list-item>
              <text:p text:style-name="P2">due date</text:p>
              <text:list>
                <text:list-item>
                  <text:p text:style-name="P2">set by date</text:p>
                </text:list-item>
                <text:list-item>
                  <text:p text:style-name="P2">set by relative date i.e. tomorrow, next tuesday at 2pm</text:p>
                </text:list-item>
              </text:list>
            </text:list-item>
            <text:list-item>
              <text:p text:style-name="P2">work amount</text:p>
            </text:list-item>
            <text:list-item>
              <text:p text:style-name="P2">Project</text:p>
            </text:list-item>
          </text:list>
        </text:list-item>
        <text:list-item>
          <text:p text:style-name="P2">sort todo items</text:p>
        </text:list-item>
        <text:list-item>
          <text:p text:style-name="P2">categorize by project</text:p>
          <text:list>
            <text:list-item>
              <text:p text:style-name="P2">list projects</text:p>
            </text:list-item>
            <text:list-item>
              <text:p text:style-name="P2">all todo items related to project</text:p>
            </text:list-item>
          </text:list>
        </text:list-item>
        <text:list-item>
          <text:p text:style-name="P2">Add notes to todos</text:p>
        </text:list-item>
        <text:list-item>
          <text:p text:style-name="P2">Notifications for due dates</text:p>
        </text:list-item>
      </text:list>
      <text:h text:style-name="Heading_20_1" text:outline-level="1">Nice to Have</text:h>
      <text:list xml:id="list812611650" text:style-name="L3">
        <text:list-item>
          <text:p text:style-name="P3">Recurring items</text:p>
        </text:list-item>
        <text:list-item>
          <text:p text:style-name="P3">tags</text:p>
        </text:list-item>
        <text:list-item>
          <text:p text:style-name="P3">filter todo items </text:p>
          <text:list>
            <text:list-item>
              <text:p text:style-name="P3">i.e. let me see all todo items in project A </text:p>
            </text:list-item>
          </text:list>
        </text:list-item>
        <text:list-item>
          <text:p text:style-name="P3">categorize by place</text:p>
        </text:list-item>
        <text:list-item>
          <text:p text:style-name="P3">Sub projects</text:p>
        </text:list-item>
      </text:list>
      <text:p text:style-name="Text_20_body"><text:bookmark-end text:name="__DdeLink__169_97773753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4T10:21:01.262884241</meta:creation-date>
    <dc:date>2021-10-05T23:13:03.479715251</dc:date>
    <meta:editing-duration>PT4H36M10S</meta:editing-duration>
    <meta:editing-cycles>3</meta:editing-cycles>
    <meta:generator>LibreOffice/7.2.1.2$Linux_X86_64 LibreOffice_project/2c9f9a7aa7c967a1b7ec3448959cff87b32f6580</meta:generator>
    <meta:document-statistic meta:table-count="0" meta:image-count="0" meta:object-count="0" meta:page-count="1" meta:paragraph-count="27" meta:word-count="112" meta:character-count="504" meta:non-whitespace-character-count="440"/>
  </office:meta>
</office:document-meta>
</file>